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11" style:family="table-row">
      <style:table-row-properties style:min-row-height="0.4785in"/>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d88b" officeooo:paragraph-rsid="0098d88b"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Heading_20_1" style:list-style-name="">
      <style:text-properties fo:language="de" fo:country="DE" officeooo:paragraph-rsid="000040ca"/>
    </style:style>
    <style:style style:name="P6" style:family="paragraph" style:parent-style-name="Text_20_body">
      <style:paragraph-properties fo:break-before="page"/>
      <style:text-properties fo:language="de" fo:country="DE" fo:font-style="italic" style:font-style-asian="italic" style:font-style-complex="italic"/>
    </style:style>
    <style:style style:name="P7" style:family="paragraph" style:parent-style-name="Text_20_body" style:list-style-name="L1">
      <style:text-properties fo:language="de" fo:country="DE" fo:font-style="italic" style:font-style-asian="italic" style:font-style-complex="italic"/>
    </style:style>
    <style:style style:name="P8" style:family="paragraph" style:parent-style-name="Text_20_body" style:list-style-name="L1">
      <style:text-properties fo:language="de" fo:country="DE" fo:font-style="italic" officeooo:rsid="001fffaa" officeooo:paragraph-rsid="001fffaa" style:font-style-asian="italic" style:font-style-complex="italic"/>
    </style:style>
    <style:style style:name="P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8" style:family="paragraph" style:parent-style-name="Text_20_body">
      <style:text-properties fo:language="de" fo:country="DE" fo:font-style="italic" officeooo:rsid="0045836a" officeooo:paragraph-rsid="00470e68" style:font-style-asian="italic" style:font-style-complex="italic"/>
    </style:style>
    <style:style style:name="P19" style:family="paragraph" style:parent-style-name="Text_20_body" style:list-style-name="L1">
      <style:text-properties fo:language="de" fo:country="DE" fo:font-style="italic" officeooo:rsid="00270b28" officeooo:paragraph-rsid="00270b28" style:font-style-asian="italic" style:font-style-complex="italic"/>
    </style:style>
    <style:style style:name="P20" style:family="paragraph" style:parent-style-name="Heading_20_1">
      <style:text-properties fo:language="de" fo:country="DE" officeooo:paragraph-rsid="000040ca"/>
    </style:style>
    <style:style style:name="P21" style:family="paragraph" style:parent-style-name="Heading_20_3">
      <style:text-properties fo:language="de" fo:country="DE"/>
    </style:style>
    <style:style style:name="P22" style:family="paragraph" style:parent-style-name="Text_20_body">
      <style:text-properties fo:language="de" fo:country="DE" officeooo:rsid="0098d88b" officeooo:paragraph-rsid="0098d88b"/>
    </style:style>
    <style:style style:name="P23" style:family="paragraph" style:parent-style-name="Text_20_body">
      <style:text-properties fo:language="de" fo:country="DE" officeooo:rsid="0098f8e1" officeooo:paragraph-rsid="0098f8e1"/>
    </style:style>
    <style:style style:name="P24" style:family="paragraph" style:parent-style-name="Text_20_body">
      <style:text-properties fo:color="#3465a4" loext:opacity="100%" fo:language="de" fo:country="DE" fo:font-style="italic" officeooo:paragraph-rsid="0090a755" style:font-style-asian="italic" style:font-style-complex="italic"/>
    </style:style>
    <style:style style:name="P25" style:family="paragraph" style:parent-style-name="Heading_20_3">
      <style:text-properties fo:language="de" fo:country="DE" officeooo:rsid="00973f52" officeooo:paragraph-rsid="00973f52"/>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Heading_20_1">
      <style:text-properties fo:language="de" fo:country="DE"/>
    </style:style>
    <style:style style:name="P2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29"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0" style:family="paragraph" style:parent-style-name="Heading_20_4">
      <style:text-properties fo:language="de" fo:country="DE"/>
    </style:style>
    <style:style style:name="P3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32"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3" style:family="paragraph" style:parent-style-name="Text_20_body">
      <style:text-properties fo:language="de" fo:country="DE" officeooo:rsid="009ac591" officeooo:paragraph-rsid="009ac591"/>
    </style:style>
    <style:style style:name="P34" style:family="paragraph" style:parent-style-name="Text_20_body">
      <style:text-properties fo:language="de" fo:country="DE" fo:font-style="italic" officeooo:rsid="009b6694" officeooo:paragraph-rsid="009b6694" style:font-style-asian="italic" style:font-style-complex="italic"/>
    </style:style>
    <style:style style:name="P35" style:family="paragraph" style:parent-style-name="Text_20_body">
      <style:text-properties fo:language="de" fo:country="DE" fo:font-style="normal" officeooo:rsid="009b6694" officeooo:paragraph-rsid="009b6694" style:font-style-asian="normal" style:font-style-complex="normal"/>
    </style:style>
    <style:style style:name="P36" style:family="paragraph" style:parent-style-name="Text_20_body">
      <style:text-properties fo:color="#3465a4" loext:opacity="100%" fo:language="de" fo:country="DE" fo:font-style="italic" officeooo:rsid="0040f60b" officeooo:paragraph-rsid="009d0280" style:font-style-asian="italic" style:font-style-complex="italic"/>
    </style:style>
    <style:style style:name="P37" style:family="paragraph" style:parent-style-name="Text_20_body">
      <style:text-properties fo:language="de" fo:country="DE" fo:font-style="italic" officeooo:rsid="009ac591" officeooo:paragraph-rsid="009ac591" style:font-style-asian="italic" style:font-style-complex="italic"/>
    </style:style>
    <style:style style:name="P38" style:family="paragraph" style:parent-style-name="Text_20_body">
      <style:text-properties fo:language="de" fo:country="DE" fo:font-style="normal" officeooo:rsid="009ac591" officeooo:paragraph-rsid="009ac591" style:font-style-asian="normal" style:font-style-complex="normal"/>
    </style:style>
    <style:style style:name="P39"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0" style:family="paragraph" style:parent-style-name="Text_20_body">
      <style:text-properties fo:language="de" fo:country="DE"/>
    </style:style>
    <style:style style:name="P41"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2" style:family="paragraph" style:parent-style-name="Heading_20_4">
      <style:text-properties fo:color="#000000" loext:opacity="100%" fo:language="de" fo:country="DE" officeooo:paragraph-rsid="0062b1e6"/>
    </style:style>
    <style:style style:name="P43"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44"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45"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46"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47" style:family="paragraph" style:parent-style-name="Text_20_body">
      <style:text-properties fo:language="de" fo:country="DE" officeooo:rsid="00a15f02" officeooo:paragraph-rsid="00a15f02"/>
    </style:style>
    <style:style style:name="P48"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49" style:family="paragraph" style:parent-style-name="Heading_20_4">
      <style:text-properties fo:language="de" fo:country="DE" officeooo:paragraph-rsid="0077928b"/>
    </style:style>
    <style:style style:name="P50"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51"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52" style:family="paragraph" style:parent-style-name="Heading_20_3">
      <style:text-properties fo:language="de" fo:country="DE" officeooo:paragraph-rsid="0026513b"/>
    </style:style>
    <style:style style:name="P53"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4" style:family="paragraph" style:parent-style-name="Heading_20_3">
      <style:text-properties fo:language="de" fo:country="DE" officeooo:paragraph-rsid="002d2ce5"/>
    </style:style>
    <style:style style:name="P55"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56"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57" style:family="paragraph" style:parent-style-name="Table_20_Contents">
      <style:text-properties fo:language="de" fo:country="DE" officeooo:rsid="007afa97" officeooo:paragraph-rsid="007afa97"/>
    </style:style>
    <style:style style:name="P58" style:family="paragraph" style:parent-style-name="Table_20_Contents">
      <style:text-properties style:use-window-font-color="true" loext:opacity="0%" fo:language="de" fo:country="DE" fo:font-style="normal" officeooo:rsid="007afa97" officeooo:paragraph-rsid="007afa97" style:font-style-asian="normal" style:font-style-complex="normal"/>
    </style:style>
    <style:style style:name="P59" style:family="paragraph" style:parent-style-name="Table_20_Contents">
      <style:text-properties fo:language="de" fo:country="DE" officeooo:rsid="00a2a53b" officeooo:paragraph-rsid="00a2a53b"/>
    </style:style>
    <style:style style:name="P60" style:family="paragraph" style:parent-style-name="Table_20_Contents">
      <style:text-properties fo:language="de" fo:country="DE" officeooo:rsid="00a2a53b" officeooo:paragraph-rsid="00a3913c"/>
    </style:style>
    <style:style style:name="P61" style:family="paragraph" style:parent-style-name="Table_20_Contents">
      <style:text-properties fo:language="de" fo:country="DE"/>
    </style:style>
    <style:style style:name="P62" style:family="paragraph" style:parent-style-name="Table_20_Contents">
      <style:text-properties fo:language="de" fo:country="DE" officeooo:rsid="00a3913c" officeooo:paragraph-rsid="00a3913c"/>
    </style:style>
    <style:style style:name="P63" style:family="paragraph" style:parent-style-name="Text_20_body">
      <style:text-properties fo:language="de" fo:country="DE" fo:font-style="italic" officeooo:rsid="00337415" officeooo:paragraph-rsid="00337415" style:font-style-asian="italic" style:font-style-complex="italic"/>
    </style:style>
    <style:style style:name="P64"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65" style:family="paragraph" style:parent-style-name="Heading_20_3">
      <style:text-properties fo:language="de" fo:country="DE" officeooo:rsid="00a39c7c" officeooo:paragraph-rsid="00a39c7c"/>
    </style:style>
    <style:style style:name="P66"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67"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68"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69"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70" style:family="paragraph" style:parent-style-name="Text_20_body">
      <style:text-properties fo:language="de" fo:country="DE" fo:font-style="italic" officeooo:rsid="0039fb76" officeooo:paragraph-rsid="0039fb76" style:font-style-asian="italic" style:font-style-complex="italic"/>
    </style:style>
    <style:style style:name="P71" style:family="paragraph" style:parent-style-name="Table_20_Contents">
      <style:text-properties fo:language="de" fo:country="DE" fo:font-weight="bold" officeooo:rsid="003f7016" officeooo:paragraph-rsid="003f7016" style:font-weight-asian="bold" style:font-weight-complex="bold"/>
    </style:style>
    <style:style style:name="P72" style:family="paragraph" style:parent-style-name="Standard">
      <style:text-properties fo:color="#cccccc" loext:opacity="100%" style:font-name="Droid Sans Mono" fo:font-size="10.5pt" fo:language="de" fo:country="DE" fo:font-weight="normal" fo:background-color="#1f1f1f"/>
    </style:style>
    <style:style style:name="P73" style:family="paragraph" style:parent-style-name="Table_20_Contents">
      <style:text-properties fo:font-variant="normal" fo:text-transform="none" fo:color="#cccccc" loext:opacity="100%" style:font-name="apple-system" fo:font-size="10.5pt" fo:letter-spacing="normal" fo:language="de" fo:country="DE" fo:font-style="normal" fo:font-weight="normal"/>
    </style:style>
    <style:style style:name="P74" style:family="paragraph" style:parent-style-name="Table_20_Contents">
      <style:text-properties fo:language="de" fo:country="DE" officeooo:rsid="009e1507" officeooo:paragraph-rsid="009e1507"/>
    </style:style>
    <style:style style:name="P75" style:family="paragraph" style:parent-style-name="Standard">
      <style:text-properties fo:color="#cccccc" loext:opacity="100%" style:font-name="Droid Sans Mono" fo:font-size="10.5pt" fo:language="de" fo:country="DE" fo:font-weight="normal" officeooo:rsid="009e1507" officeooo:paragraph-rsid="009e1507" fo:background-color="#1f1f1f"/>
    </style:style>
    <style:style style:name="P76" style:family="paragraph" style:parent-style-name="Table_20_Contents">
      <style:text-properties fo:font-variant="normal" fo:text-transform="none" fo:color="#cccccc" loext:opacity="100%" style:font-name="apple-system" fo:font-size="10.5pt" fo:letter-spacing="normal" fo:language="de" fo:country="DE" fo:font-style="normal" fo:font-weight="normal" officeooo:rsid="009e1507" officeooo:paragraph-rsid="009e1507"/>
    </style:style>
    <style:style style:name="P77" style:family="paragraph" style:parent-style-name="Text_20_body">
      <style:text-properties fo:language="de" fo:country="DE" fo:font-style="italic" officeooo:rsid="003d9314" officeooo:paragraph-rsid="003d9314" style:font-style-asian="italic" style:font-style-complex="italic"/>
    </style:style>
    <style:style style:name="P78" style:family="paragraph" style:parent-style-name="Heading_20_3">
      <style:text-properties fo:language="de" fo:country="DE" officeooo:paragraph-rsid="00973f52"/>
    </style:style>
    <style:style style:name="P79"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80" style:family="paragraph" style:parent-style-name="Text_20_body">
      <style:text-properties fo:language="de" fo:country="DE" officeooo:rsid="009d0280" officeooo:paragraph-rsid="009d0280"/>
    </style:style>
    <style:style style:name="P81" style:family="paragraph" style:parent-style-name="Heading_20_3">
      <style:text-properties fo:language="de" fo:country="DE" officeooo:paragraph-rsid="009d0280"/>
    </style:style>
    <style:style style:name="P82"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83"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84" style:family="paragraph" style:parent-style-name="Text_20_body">
      <style:text-properties fo:language="de" fo:country="DE" fo:font-style="italic" officeooo:rsid="0040f60b" officeooo:paragraph-rsid="00412fea" style:font-style-asian="italic" style:font-style-complex="italic"/>
    </style:style>
    <style:style style:name="P85" style:family="paragraph" style:parent-style-name="Text_20_body">
      <style:text-properties fo:color="#3465a4" loext:opacity="100%" fo:language="de" fo:country="DE" officeooo:rsid="00412fea" officeooo:paragraph-rsid="0042c570"/>
    </style:style>
    <style:style style:name="P86" style:family="paragraph" style:parent-style-name="Heading_20_3">
      <style:text-properties fo:language="de" fo:country="DE" fo:font-style="normal" style:font-style-asian="normal" style:font-style-complex="normal"/>
    </style:style>
    <style:style style:name="P87"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88" style:family="paragraph" style:parent-style-name="Text_20_body">
      <style:text-properties fo:language="de" fo:country="DE" fo:font-style="normal" officeooo:rsid="004d2e47" officeooo:paragraph-rsid="004d2e47" style:font-style-asian="normal" style:font-style-complex="normal"/>
    </style:style>
    <style:style style:name="P89" style:family="paragraph" style:parent-style-name="Text_20_body">
      <style:text-properties fo:color="#3465a4" loext:opacity="100%" fo:language="de" fo:country="DE" officeooo:rsid="004ec6fa" officeooo:paragraph-rsid="004ec6fa"/>
    </style:style>
    <style:style style:name="P90" style:family="paragraph" style:parent-style-name="Text_20_body">
      <style:text-properties fo:language="de" fo:country="DE" officeooo:rsid="0042c570" officeooo:paragraph-rsid="0042c570"/>
    </style:style>
    <style:style style:name="P91" style:family="paragraph" style:parent-style-name="Text_20_body">
      <style:text-properties fo:language="de" fo:country="DE" officeooo:rsid="00412fea" officeooo:paragraph-rsid="0042c570"/>
    </style:style>
    <style:style style:name="T1" style:family="text">
      <style:text-properties officeooo:rsid="0098d88b"/>
    </style:style>
    <style:style style:name="T2" style:family="text">
      <style:text-properties officeooo:rsid="001df446"/>
    </style:style>
    <style:style style:name="T3" style:family="text">
      <style:text-properties officeooo:rsid="001ebd96"/>
    </style:style>
    <style:style style:name="T4" style:family="text">
      <style:text-properties officeooo:rsid="0022b821"/>
    </style:style>
    <style:style style:name="T5" style:family="text">
      <style:text-properties officeooo:rsid="0023e319"/>
    </style:style>
    <style:style style:name="T6" style:family="text">
      <style:text-properties officeooo:rsid="00470e68"/>
    </style:style>
    <style:style style:name="T7" style:family="text">
      <style:text-properties officeooo:rsid="0047a53f"/>
    </style:style>
    <style:style style:name="T8" style:family="text">
      <style:text-properties officeooo:rsid="004a7ca7"/>
    </style:style>
    <style:style style:name="T9" style:family="text">
      <style:text-properties officeooo:rsid="0055836c"/>
    </style:style>
    <style:style style:name="T10" style:family="text">
      <style:text-properties officeooo:rsid="0093e5b6"/>
    </style:style>
    <style:style style:name="T11"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12" style:family="text">
      <style:text-properties officeooo:rsid="0090a755"/>
    </style:style>
    <style:style style:name="T13" style:family="text">
      <style:text-properties officeooo:rsid="0006804f"/>
    </style:style>
    <style:style style:name="T14" style:family="text">
      <style:text-properties officeooo:rsid="00973f52"/>
    </style:style>
    <style:style style:name="T15" style:family="text">
      <style:text-properties officeooo:rsid="000040ca"/>
    </style:style>
    <style:style style:name="T16"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17" style:family="text">
      <style:text-properties officeooo:rsid="000dd980"/>
    </style:style>
    <style:style style:name="T18" style:family="text">
      <style:text-properties officeooo:rsid="000648fd"/>
    </style:style>
    <style:style style:name="T19" style:family="text">
      <style:text-properties officeooo:rsid="0006b88b"/>
    </style:style>
    <style:style style:name="T20" style:family="text">
      <style:text-properties officeooo:rsid="0008629d"/>
    </style:style>
    <style:style style:name="T21" style:family="text">
      <style:text-properties officeooo:rsid="000afe38"/>
    </style:style>
    <style:style style:name="T22" style:family="text">
      <style:text-properties officeooo:rsid="000932d3"/>
    </style:style>
    <style:style style:name="T23" style:family="text">
      <style:text-properties officeooo:rsid="0003e129"/>
    </style:style>
    <style:style style:name="T24" style:family="text">
      <style:text-properties officeooo:rsid="00045791"/>
    </style:style>
    <style:style style:name="T25" style:family="text">
      <style:text-properties officeooo:rsid="009ac591"/>
    </style:style>
    <style:style style:name="T26" style:family="text">
      <style:text-properties officeooo:rsid="009b6694"/>
    </style:style>
    <style:style style:name="T27" style:family="text">
      <style:text-properties officeooo:rsid="009d0280"/>
    </style:style>
    <style:style style:name="T28" style:family="text">
      <style:text-properties officeooo:rsid="000faced"/>
    </style:style>
    <style:style style:name="T29"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30"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31" style:family="text">
      <style:text-properties officeooo:rsid="0012b13a"/>
    </style:style>
    <style:style style:name="T32" style:family="text">
      <style:text-properties officeooo:rsid="00119be4"/>
    </style:style>
    <style:style style:name="T33" style:family="text">
      <style:text-properties officeooo:rsid="0013a61a"/>
    </style:style>
    <style:style style:name="T34" style:family="text">
      <style:text-properties officeooo:rsid="006b2838"/>
    </style:style>
    <style:style style:name="T35" style:family="text">
      <style:text-properties officeooo:rsid="006ca7d9"/>
    </style:style>
    <style:style style:name="T36" style:family="text">
      <style:text-properties officeooo:rsid="006d059f"/>
    </style:style>
    <style:style style:name="T37" style:family="text">
      <style:text-properties officeooo:rsid="005f5200"/>
    </style:style>
    <style:style style:name="T38" style:family="text">
      <style:text-properties officeooo:rsid="0018debb"/>
    </style:style>
    <style:style style:name="T39" style:family="text">
      <style:text-properties officeooo:rsid="0014f80b"/>
    </style:style>
    <style:style style:name="T40" style:family="text">
      <style:text-properties officeooo:rsid="0017fd89"/>
    </style:style>
    <style:style style:name="T41" style:family="text">
      <style:text-properties officeooo:rsid="005d6108"/>
    </style:style>
    <style:style style:name="T42" style:family="text">
      <style:text-properties officeooo:rsid="001135af"/>
    </style:style>
    <style:style style:name="T43" style:family="text">
      <style:text-properties officeooo:rsid="001a0c69"/>
    </style:style>
    <style:style style:name="T44" style:family="text">
      <style:text-properties officeooo:rsid="00a15f02"/>
    </style:style>
    <style:style style:name="T45" style:family="text">
      <style:text-properties officeooo:rsid="00262e09"/>
    </style:style>
    <style:style style:name="T46" style:family="text">
      <style:text-properties officeooo:rsid="002a48e0"/>
    </style:style>
    <style:style style:name="T47" style:family="text">
      <style:text-properties officeooo:rsid="00270b28"/>
    </style:style>
    <style:style style:name="T48"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49" style:family="text">
      <style:text-properties officeooo:rsid="0028c252"/>
    </style:style>
    <style:style style:name="T50"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51" style:family="text">
      <style:text-properties officeooo:rsid="002d2ce5"/>
    </style:style>
    <style:style style:name="T52" style:family="text">
      <style:text-properties officeooo:rsid="00702281"/>
    </style:style>
    <style:style style:name="T53" style:family="text">
      <style:text-properties officeooo:rsid="007186db"/>
    </style:style>
    <style:style style:name="T54" style:family="text">
      <style:text-properties officeooo:rsid="0072d083"/>
    </style:style>
    <style:style style:name="T55" style:family="text">
      <style:text-properties officeooo:rsid="0074f30e"/>
    </style:style>
    <style:style style:name="T56" style:family="text">
      <style:text-properties officeooo:rsid="0073ac3f"/>
    </style:style>
    <style:style style:name="T57" style:family="text">
      <style:text-properties officeooo:rsid="0030f635"/>
    </style:style>
    <style:style style:name="T58"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59" style:family="text">
      <style:text-properties officeooo:rsid="007afa97"/>
    </style:style>
    <style:style style:name="T60" style:family="text">
      <style:text-properties officeooo:rsid="00a2a53b"/>
    </style:style>
    <style:style style:name="T61" style:family="text">
      <style:text-properties officeooo:rsid="00a3913c"/>
    </style:style>
    <style:style style:name="T62" style:family="text">
      <style:text-properties officeooo:rsid="003483c1"/>
    </style:style>
    <style:style style:name="T63" style:family="text">
      <style:text-properties officeooo:rsid="00366e5a"/>
    </style:style>
    <style:style style:name="T64" style:family="text">
      <style:text-properties officeooo:rsid="003945ed"/>
    </style:style>
    <style:style style:name="T65" style:family="text">
      <style:text-properties officeooo:rsid="007e6952"/>
    </style:style>
    <style:style style:name="T66" style:family="text">
      <style:text-properties officeooo:rsid="0038dead"/>
    </style:style>
    <style:style style:name="T67" style:family="text">
      <style:text-properties officeooo:rsid="0039fb76"/>
    </style:style>
    <style:style style:name="T68" style:family="text">
      <style:text-properties officeooo:rsid="003bce1c"/>
    </style:style>
    <style:style style:name="T69" style:family="text">
      <style:text-properties officeooo:rsid="003d9314"/>
    </style:style>
    <style:style style:name="T70" style:family="text">
      <style:text-properties officeooo:rsid="00412fea"/>
    </style:style>
    <style:style style:name="T71" style:family="text">
      <style:text-properties fo:font-style="italic" style:font-style-asian="italic" style:font-style-complex="italic"/>
    </style:style>
    <style:style style:name="T72" style:family="text">
      <style:text-properties fo:font-style="italic" officeooo:rsid="0042c570" style:font-style-asian="italic" style:font-style-complex="italic"/>
    </style:style>
    <style:style style:name="T73" style:family="text">
      <style:text-properties fo:font-style="italic" officeooo:rsid="00877825" style:font-style-asian="italic" style:font-style-complex="italic"/>
    </style:style>
    <style:style style:name="T74" style:family="text">
      <style:text-properties fo:font-style="italic" officeooo:rsid="004c10e6" style:font-style-asian="italic" style:font-style-complex="italic"/>
    </style:style>
    <style:style style:name="T75" style:family="text">
      <style:text-properties officeooo:rsid="0042c570"/>
    </style:style>
    <style:style style:name="T76" style:family="text">
      <style:text-properties officeooo:rsid="004d2e47"/>
    </style:style>
    <style:style style:name="T77" style:family="text">
      <style:text-properties officeooo:rsid="00882878"/>
    </style:style>
    <style:style style:name="T78" style:family="text">
      <style:text-properties fo:font-style="italic" officeooo:rsid="0051dbea" style:font-style-asian="italic" style:font-style-complex="italic"/>
    </style:style>
    <style:style style:name="T79" style:family="text">
      <style:text-properties fo:font-style="italic" officeooo:rsid="008cfaca" style:font-style-asian="italic" style:font-style-complex="italic"/>
    </style:style>
    <style:style style:name="T80" style:family="text">
      <style:text-properties fo:font-style="italic" officeooo:rsid="004f2055" style:font-style-asian="italic" style:font-style-complex="italic"/>
    </style:style>
    <style:style style:name="T81" style:family="text">
      <style:text-properties fo:font-style="italic" officeooo:rsid="0053f0c7" style:font-style-asian="italic" style:font-style-complex="italic"/>
    </style:style>
    <style:style style:name="T82" style:family="text">
      <style:text-properties officeooo:rsid="0053f0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Spyter</text:p>
      <text:p text:style-name="P3"/>
      <text:p text:style-name="P3">Name: <text:span text:style-name="T1">Lawall, Tobias und Hennemann, Finn</text:span><text:line-break/>Martrikelnummer: [MNR]</text:p>
      <text:p text:style-name="P3"/>
      <text:p text:style-name="P3"/>
      <text:p text:style-name="P4">Abgabedatum: [DATUM]</text:p>
      <text:p text:style-name="P3"/>
      <text:h text:style-name="P5" text:outline-level="1"/>
      <text:p text:style-name="P6">Allgemeine Anmerkungen: </text:p>
      <text:list text:style-name="L1">
        <text:list-item>
          <text:p text:style-name="P7">es darf nicht auf andere Kap<text:span text:style-name="T2">itel als Leistungsnachweis verwiesen werden (z.B. in der Form “XY wurde schon in Kapitel 2 behandelt, </text:span><text:span text:style-name="T3">daher hier keine Ausführung</text:span><text:span text:style-name="T2">”)</text:span></text:p>
        </text:list-item>
        <text:list-item>
          <text:p text:style-name="P8">alles muss in UTF-8 codiert sein (Text und Code)</text:p>
        </text:list-item>
        <text:list-item>
          <text:p text:style-name="P9">sollten mündliche Aussagen den schriftlichen Aufgaben widersprechen, gelten die schriftlichen Aufgaben <text:span text:style-name="T4">(ggf. </text:span><text:span text:style-name="T5">a</text:span><text:span text:style-name="T4">n Anpassung der schriftlichen Aufgaben erinnern!)</text:span></text:p>
        </text:list-item>
        <text:list-item>
          <text:p text:style-name="P10">alles muss ins Repository (Code, Ausarbeitung und alles was damit zusammenhängt)</text:p>
        </text:list-item>
        <text:list-item>
          <text:p text:style-name="P11">die Beispiele sollten wenn möglich vom aktuellen Stand genommen werden</text:p>
          <text:list>
            <text:list-item>
              <text:p text:style-name="P12">finden sich dort keine entsprechenden Beispiele, dürfen auch ältere Commits unter Verweis auf den Commit verwendet werden </text:p>
            </text:list-item>
            <text:list-item>
              <text:p text:style-name="P12"><text:span text:style-name="T6">Ausnahme: beim Kapitel “Refactoring” darf von vorne herein aus allen Ständen frei gewählt werden </text:span><text:span text:style-name="T7">(mit Verweis auf den </text:span><text:span text:style-name="T8">entsprechenden</text:span><text:span text:style-name="T7"> Commit)</text:span></text:p>
            </text:list-item>
          </text:list>
        </text:list-item>
        <text:list-item>
          <text:p text:style-name="P13">falls verlangte Negativ-Beispiele nicht vorhanden sind, müssen entsprechend mehr Positiv-Beispiele gebracht werden</text:p>
          <text:list>
            <text:list-item>
              <text:p text:style-name="P13">Achtung: werden im Code entsprechende Negativ-Beispiele gefunden, <text:span text:style-name="T9">gibt es keine Punkte für die zusätzlichen Positiv-Beispiele</text:span></text:p>
            </text:list-item>
            <text:list-item>
              <text:p text:style-name="P14">Beispiele</text:p>
              <text:list>
                <text:list-item>
                  <text:p text:style-name="P14">“Nennen Sie jeweils eine Klasse, die das SRP einhält bzw. <text:span text:style-name="T10">v</text:span>erletzt.”</text:p>
                  <text:list>
                    <text:list-item>
                      <text:p text:style-name="P14">Antwort: Es gibt keine Klasse, die SRP verletzt, daher hier 2 Klassen, die SRP einhalten: [Klasse 1], [Klasse 2]</text:p>
                    </text:list-item>
                    <text:list-item>
                      <text:p text:style-name="P15">Bewertung: falls im Code tatsächlich keine Klasse das SRP verletzt: <text:span text:style-name="T10">volle Punktzahl</text:span> ODER falls im Code mind. eine Klasse SRP verletzt: <text:span text:style-name="T10">halbe Punktzahl</text:span></text:p>
                    </text:list-item>
                  </text:list>
                </text:list-item>
              </text:list>
            </text:list-item>
          </text:list>
        </text:list-item>
        <text:list-item>
          <text:p text:style-name="P16">verlangte Positiv-Beispiele müssen gebracht werden</text:p>
        </text:list-item>
        <text:list-item>
          <text:p text:style-name="P17">Code-Beispiel = Code in das Dokument kopieren</text:p>
        </text:list-item>
      </text:list>
      <text:p text:style-name="P18"/>
      <text:list text:continue-numbering="true" text:style-name="L1">
        <text:list-header>
          <text:p text:style-name="P19"/>
        </text:list-header>
      </text:list>
      <text:h text:style-name="P20" text:outline-level="1">Kapitel 1: <text:span text:style-name="T11">Einführung</text:span></text:h>
      <text:h text:style-name="P21" text:outline-level="3">Übersicht über die Applikation</text:h>
      <text:p text:style-name="P22">Spyter ist ein Programm, um das Schnelle Abtippen von Texten zu trainieren. Man erhält eine „Übung“ (einen Text) und muss das Angezeigte möglichst schnell selber tippen. Am Ende werden Statistiken bzgl. Fehler und Geschwindigkeit angezeigt. </text:p>
      <text:p text:style-name="P23"><text:soft-page-break/>Außerdem kann eine Übung auch mit mehreren Teilnehmenden im Wettbewerb durchgeführt werden. Dabei bearbeiten alle die gleiche Übung gleichzeitig, sodass abschließende Statistiken verglichen werden können.</text:p>
      <text:h text:style-name="P21" text:outline-level="3">Wie startet man die Applikation?</text:h>
      <text:p text:style-name="P24"><text:span text:style-name="T12">[</text:span><text:span text:style-name="T13">Wie startet man </text:span><text:span text:style-name="T12">die Applikation</text:span><text:span text:style-name="T13">? </text:span><text:span text:style-name="T14">Welche</text:span><text:span text:style-name="T12"> Voraussetzungen werden benötigt? Schritt-für-Schritt-Anleitung</text:span><text:span text:style-name="T15">]</text:span></text:p>
      <text:h text:style-name="P25" text:outline-level="3">Wie testet man die Applikation?</text:h>
      <text:p text:style-name="P26">[<text:span text:style-name="T14">Wie testet man die Applikation? Welche Voraussetzungen werden benötigt? Schritt-für-Schritt-Anleitung</text:span>]</text:p>
      <text:p text:style-name="P26"/>
      <text:h text:style-name="P27" text:outline-level="1">Kapitel 2: <text:span text:style-name="T15">Clean </text:span>Archite<text:span text:style-name="T16">cture</text:span></text:h>
      <text:h text:style-name="P21" text:outline-level="3">Was ist Clean Architecture?</text:h>
      <text:p text:style-name="P28">[allgemeine Beschreibung <text:span text:style-name="T17">der Clean Architecture</text:span> in eigenen Worten]</text:p>
      <text:h text:style-name="P21" text:outline-level="3">Analyse <text:span text:style-name="T18">der Dependency Rule</text:span></text:h>
      <text:p text:style-name="P29">[<text:span text:style-name="T19">(</text:span>1 Klasse, die die Dependency Rule einhält <text:span text:style-name="T19">und eine Klasse, die die Dependency Rule verletzt); <text:s text:c="2"/>jeweils UML der Klasse </text:span><text:span text:style-name="T20">und Analyse der Abhängigkeiten </text:span><text:span text:style-name="T21">in beide Richtungen (d.h., von wem hängt die Klasse ab und wer hängt von der Klasse ab)</text:span><text:span text:style-name="T20"> </text:span><text:span text:style-name="T22">in Bezug auf die Dependency Rule</text:span>]</text:p>
      <text:h text:style-name="P30" text:outline-level="4">Positiv-Beispiel: Dependency Rule</text:h>
      <text:h text:style-name="P30" text:outline-level="4">Negativ-Beispiel: Dependency Rule</text:h>
      <text:h text:style-name="P31" text:outline-level="3">Analyse der Schichten</text:h>
      <text:p text:style-name="P32">[jeweils 1 Klasse zu <text:span text:style-name="T23">2</text:span> unterschiedlichen Schichten der Clean-Architecture: <text:span text:style-name="T18">j</text:span>eweils UML der Klasse <text:span text:style-name="T23">(ggf. auch zusammenspielende</text:span><text:span text:style-name="T24">n</text:span><text:span text:style-name="T23"> Klassen)</text:span>, Beschreibung der Aufgabe, Einordnung mit Begründung in die Clean-Architecture]</text:p>
      <text:h text:style-name="P30" text:outline-level="4">Schicht: <text:span text:style-name="T25">Domain</text:span></text:h>
      <text:p text:style-name="P33">Klasse: SpyterCharacter</text:p>
      <text:p text:style-name="P33">Aufgabe: Diese Klasse ist <text:span text:style-name="T26">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p>
      <text:p text:style-name="P34">Warum in der Domain Schicht?</text:p>
      <text:p text:style-name="P35"><text:soft-page-break/>Diese Klasse ist ein Value Object und stellt einen elementaren Teil der Domain dar. Es wird sichergestellt, das die genutzten Zeichen in der Domain zulässig sind und weitere Attribute (Trennzeichen, etc.) enthalten. Somit muss diese Klasse in der Domain liegen. </text:p>
      <text:p text:style-name="P36">[UML<text:span text:style-name="T27">]</text:span></text:p>
      <text:h text:style-name="P30" text:outline-level="4">Schicht: <text:span text:style-name="T25">Plugin</text:span></text:h>
      <text:p text:style-name="P33">Klasse: CharacterDomainImpl</text:p>
      <text:p text:style-name="P33">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33">Generell bietet diese Klasse die implementierte Schnittstelle der CharacterDomain (in der Domain Schicht) um die Umwandlung von Java-Characters zu Domain-Internen Zeichen zu ermöglichen. </text:p>
      <text:p text:style-name="P37">Warum in der Plugin Schicht?</text:p>
      <text:p text:style-name="P38">Der Inhalt dieser Klasse hängt stark von Tastatur-Layouts und üblicherweise genutzten Zeichen ab. Dementsprechend wird erwartet, dass mit der Zeit Änderungen vorgenommen werden müssen. Somit eignet sich die Einordnung in die Plugin Schicht. </text:p>
      <text:p text:style-name="P36">[UML<text:span text:style-name="T27">]</text:span></text:p>
      <text:h text:style-name="P27" text:outline-level="1">Kapitel 3: <text:span text:style-name="T28">SOLID</text:span></text:h>
      <text:h text:style-name="P21" text:outline-level="3">Analyse <text:span text:style-name="T14">Single-Responsibility-Principle (</text:span><text:span text:style-name="T29">SRP</text:span><text:span text:style-name="T30">)</text:span></text:h>
      <text:p text:style-name="P39">[jeweils ein<text:span text:style-name="T31">e Klasse als</text:span> positives und negatives Beispiel für SRP<text:span text:style-name="T32">; <text:s/></text:span><text:span text:style-name="T31">jeweils UML der Klasse </text:span><text:span text:style-name="T33">und Beschreibung der Aufgabe </text:span><text:span text:style-name="T34">bzw. der Aufgaben und </text:span><text:span text:style-name="T35">möglicher </text:span><text:span text:style-name="T34">Lösungsweg </text:span><text:span text:style-name="T36">des Negativ-Beispiels</text:span><text:span text:style-name="T34"> (inkl. UML)</text:span>]</text:p>
      <text:h text:style-name="P30" text:outline-level="4">Positiv-Beispiel</text:h>
      <text:h text:style-name="P30" text:outline-level="4">Negativ-Beispiel</text:h>
      <text:p text:style-name="P40"/>
      <text:h text:style-name="P21" text:outline-level="3">Analyse <text:span text:style-name="T14">Open-Closed-Principle (</text:span>OCP<text:span text:style-name="T14">)</text:span></text:h>
      <text:p text:style-name="P41">[<text:span text:style-name="T37">j</text:span>eweils ein<text:span text:style-name="T31">e Klasse als</text:span> positives und negatives Beispiel für <text:span text:style-name="T38">OCP</text:span><text:span text:style-name="T32">; <text:s/></text:span><text:span text:style-name="T31">jeweils UML der Klasse </text:span><text:span text:style-name="T33">und Analyse mit Begründung, warum das OCP erfüllt/nicht erfüllt wurde – </text:span><text:span text:style-name="T39">falls erfüllt: warum hier sinnvoll/</text:span><text:span text:style-name="T40">welches Problem gab es</text:span><text:span text:style-name="T39">? Falls nicht erfüllt: wie könnte man es lösen (inkl. UML)?</text:span>]</text:p>
      <text:h text:style-name="P42" text:outline-level="4"><text:soft-page-break/>Positiv-Beispiel</text:h>
      <text:h text:style-name="P43" text:outline-level="4">Negativ-Beispiel</text:h>
      <text:p text:style-name="P44"/>
      <text:h text:style-name="P21" text:outline-level="3">Analyse <text:span text:style-name="T14">Liskov-Substitution- (LSP), Interface-Segreggation- (ISP), Dependency-Inversion-Principle (</text:span>DIP<text:span text:style-name="T14">)</text:span></text:h>
      <text:p text:style-name="P45">[<text:span text:style-name="T41">j</text:span><text:span text:style-name="T42">eweils ein</text:span><text:span text:style-name="T31">e Klasse als</text:span><text:span text:style-name="T42"> positives und negatives Beispiel für </text:span>entweder LSP oder ISP oder DIP<text:span text:style-name="T32">); <text:s/></text:span>jeweils UML der Klasse und Begründung, warum man hier<text:span text:style-name="T43"> </text:span>das Prinzip erfüllt/nicht erfüllt <text:span text:style-name="T43">wird</text:span>]</text:p>
      <text:p text:style-name="P46">[Anm.: es darf nur ein Prinzip ausgewählt werden; es darf NICHT z.B. ein positives Beispiel für LSP und ein negatives Beispiel für ISP genommen werden]</text:p>
      <text:h text:style-name="P30" text:outline-level="4" text:is-list-header="true">Positiv-Beispiel <text:span text:style-name="T44">(Dependency-Inversion-Principle)</text:span></text:h>
      <text:p text:style-name="P47">Klasse: CharacterDomainImpl (Interface: CharacterDomain)</text:p>
      <text:p text:style-name="P47">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47">In der Plugin Schicht liegt eine Implementierung dieses Inerfaces (CharacterDomainImpl). Trotzdem wird das Interface schon in der Domain-Schicht aufgerufen (beispielsweise in der SpyterCharacter Klasse).</text:p>
      <text:h text:style-name="P30" text:outline-level="4">Negativ-Beispiel</text:h>
      <text:p text:style-name="P40"/>
      <text:h text:style-name="P27" text:outline-level="1">Kapitel 4: Weitere Prinzipien</text:h>
      <text:h text:style-name="P21" text:outline-level="3">Analyse GRASP: <text:span text:style-name="T45">Geringe </text:span>Kopplung</text:h>
      <text:p text:style-name="P48">[<text:span text:style-name="T46">jeweils </text:span><text:span text:style-name="T45">eine bis jetzt noch nicht behandelte Klasse als positives </text:span><text:span text:style-name="T46">und negatives</text:span><text:span text:style-name="T45"> Beispiel geringer Kopplung; </text:span><text:span text:style-name="T46">jeweils </text:span><text:span text:style-name="T45">UML Diagramm mit zusammenspielenden Klassen, Aufgabenbeschreibung und Begründung für die Umsetzung der geringen Kopplung </text:span><text:span text:style-name="T46">bzw. Beschreibung, wie die Kopplung aufgelöst werden kann</text:span>]</text:p>
      <text:h text:style-name="P49" text:outline-level="4">Positiv-Beispiel</text:h>
      <text:h text:style-name="P50" text:outline-level="4">Negativ-Beispiel</text:h>
      <text:p text:style-name="P51"/>
      <text:h text:style-name="P52" text:outline-level="3">Analyse GRASP: <text:span text:style-name="T47">Hohe </text:span><text:span text:style-name="T48">Kohäsion</text:span></text:h>
      <text:p text:style-name="P53">[<text:span text:style-name="T45">eine Klasse als positives Beispiel </text:span><text:span text:style-name="T47">hoher</text:span><text:span text:style-name="T45"> </text:span><text:span text:style-name="T47">Kohäsion</text:span><text:span text:style-name="T45">; UML Diagramm </text:span><text:span text:style-name="T49">und Begründung, warum die Kohäsion hoch ist</text:span>]</text:p>
      <text:h text:style-name="P54" text:outline-level="3"><text:soft-page-break/><text:span text:style-name="T50">D</text:span><text:span text:style-name="T30">on’t </text:span><text:span text:style-name="T50">R</text:span><text:span text:style-name="T30">epeat </text:span><text:span text:style-name="T50">Y</text:span><text:span text:style-name="T30">ourself (DRY)</text:span></text:h>
      <text:p text:style-name="P55">[<text:span text:style-name="T51">ein Commit angeben, bei dem duplizierter Code/duplizierte Logik aufgelöst wurde; Code-</text:span><text:span text:style-name="T52">Beispiele </text:span><text:span text:style-name="T53">(vorher/nachher);</text:span><text:span text:style-name="T54"> </text:span><text:span text:style-name="T55">begründen</text:span><text:span text:style-name="T54"> </text:span><text:span text:style-name="T56">und Auswirkung beschreiben</text:span>]</text:p>
      <text:h text:style-name="P27" text:outline-level="1"/>
      <text:h text:style-name="P27" text:outline-level="1">Kapitel <text:span text:style-name="T57">5</text:span>: <text:span text:style-name="T58">Unit Tests</text:span></text:h>
      <text:h text:style-name="P21" text:outline-level="3">10 Unit Tests</text:h>
      <text:p text:style-name="P56">[<text:span text:style-name="T59">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7">Unit Test</text:p>
          </table:table-cell>
          <table:table-cell table:style-name="Table2.B1" office:value-type="string">
            <text:p text:style-name="P57">Beschreibung</text:p>
          </table:table-cell>
        </table:table-row>
        <table:table-row>
          <table:table-cell table:style-name="Table2.A2" office:value-type="string">
            <text:p text:style-name="P58">SpyterTextTest<text:span text:style-name="T60">#getWords</text:span></text:p>
          </table:table-cell>
          <table:table-cell table:style-name="Table2.B2" office:value-type="string">
            <text:p text:style-name="P59">Wird der SpyterText korrekt in seine Wörter zerlegt?</text:p>
          </table:table-cell>
        </table:table-row>
        <table:table-row>
          <table:table-cell table:style-name="Table2.A2" office:value-type="string">
            <text:p text:style-name="P59">TextProgressTest#advance_shouldIncrementProgressIndex</text:p>
          </table:table-cell>
          <table:table-cell table:style-name="Table2.B2" office:value-type="string">
            <text:p text:style-name="P59">Gibt die isFinished Methode genau dann true zurück, wenn der Text fertig getippt wurde?</text:p>
          </table:table-cell>
        </table:table-row>
        <table:table-row>
          <table:table-cell table:style-name="Table2.A2" office:value-type="string">
            <text:p text:style-name="P60"><text:span text:style-name="T61">TextProgressTest</text:span>#advance_shouldRecordCorrectionType</text:p>
          </table:table-cell>
          <table:table-cell table:style-name="Table2.B2" office:value-type="string">
            <text:p text:style-name="P59">Wird der CorrectionType beim advance Aufruf korrkt aufgezeichnet?</text:p>
          </table:table-cell>
        </table:table-row>
        <table:table-row>
          <table:table-cell table:style-name="Table2.A2" office:value-type="string">
            <text:p text:style-name="P60"><text:span text:style-name="T61">TextProgressTest</text:span>#isNextChar_shouldReturnTrueForMatchingCharacter</text:p>
          </table:table-cell>
          <table:table-cell table:style-name="Table2.B2" office:value-type="string">
            <text:p text:style-name="P59">Gibt die isNextChar Methode genau dann true zurück, wenn <text:span text:style-name="T61">das übergebene Zeichen das nächste im Text ist?</text:span></text:p>
          </table:table-cell>
        </table:table-row>
        <table:table-row>
          <table:table-cell table:style-name="Table2.A2" office:value-type="string">
            <text:p text:style-name="P61"><text:span text:style-name="T61">TextProgressTest#</text:span>isNextChar_shouldReturnCorrectCharacterAfterAdvance</text:p>
          </table:table-cell>
          <table:table-cell table:style-name="Table2.B2" office:value-type="string">
            <text:p text:style-name="P62">Reagiert die isNextChar Mathode korrekt auf einen vorhergehenden Aufruf von advance?</text:p>
          </table:table-cell>
        </table:table-row>
        <table:table-row>
          <table:table-cell table:style-name="Table2.A2" office:value-type="string">
            <text:p text:style-name="P62">TextProgressTest#removeLastChar_shouldDecrementProgressIndex</text:p>
          </table:table-cell>
          <table:table-cell table:style-name="Table2.B2" office:value-type="string">
            <text:p text:style-name="P62">Wird nach Aufruf der removeLastChar Methode das vorhergehende Zeichen betrachtet?</text:p>
          </table:table-cell>
        </table:table-row>
        <table:table-row>
          <table:table-cell table:style-name="Table2.A2" office:value-type="string">
            <text:p text:style-name="P62">TextProgressTest#removeLastChar_shouldRemoveCorrectionFromList</text:p>
          </table:table-cell>
          <table:table-cell table:style-name="Table2.B2" office:value-type="string">
            <text:p text:style-name="P62">Wird das Correction Element aus der Liste entfernt, wenn die removeLastChar Methode aufgerufen wird?</text:p>
          </table:table-cell>
        </table:table-row>
        <table:table-row>
          <table:table-cell table:style-name="Table2.A2" office:value-type="string">
            <text:p text:style-name="P62">TextProgressTest#removeLastChar_shouldDoNothingAtBeginning</text:p>
          </table:table-cell>
          <table:table-cell table:style-name="Table2.B2" office:value-type="string">
            <text:p text:style-name="P62">Macht die removeLastChar Methode nichts zu Beginn des Textes?</text:p>
          </table:table-cell>
        </table:table-row>
        <table:table-row>
          <table:table-cell table:style-name="Table2.A2" office:value-type="string">
            <text:p text:style-name="P61"><text:span text:style-name="T61">TextProgress#</text:span>isFinished_shouldReturnFalseAfterRemoveLastChar</text:p>
          </table:table-cell>
          <table:table-cell table:style-name="Table2.B2" office:value-type="string">
            <text:p text:style-name="P62">Gibt die isFinished Methode false zurück, wenn das letzte Zeichen wieder entfernt wurde?</text:p>
          </table:table-cell>
        </table:table-row>
        <table:table-row table:style-name="Table2.11">
          <table:table-cell table:style-name="Table2.A2" office:value-type="string">
            <text:p text:style-name="P62">TextProgress#getTypedText_shouldReturnCorrectText</text:p>
          </table:table-cell>
          <table:table-cell table:style-name="Table2.B2" office:value-type="string">
            <text:p text:style-name="P62">Gibt die getTypedText Methode den Korrekten Text mit entsprechend eingetragenen CorrectionTypes zurück?</text:p>
          </table:table-cell>
        </table:table-row>
      </table:table>
      <text:p text:style-name="P63"/>
      <text:h text:style-name="P21" text:outline-level="3"><text:tab/>ATRIP: <text:span text:style-name="T62">Automatic</text:span></text:h>
      <text:p text:style-name="P64">[<text:span text:style-name="T62">Begründung/Erläuterung, wie ‘Automatic’ realisiert wurde]</text:span></text:p>
      <text:h text:style-name="P65" text:outline-level="3"><text:soft-page-break/>ATRIP: Thorough</text:h>
      <text:p text:style-name="P66">[<text:span text:style-name="T63">jeweils </text:span><text:span text:style-name="T64">1</text:span><text:span text:style-name="T63"> posit</text:span><text:span text:style-name="T14">i</text:span><text:span text:style-name="T63">v</text:span><text:span text:style-name="T14">es</text:span><text:span text:style-name="T63"> und negative</text:span><text:span text:style-name="T14">s</text:span><text:span text:style-name="T63"> Beispiel zu ‘</text:span><text:span text:style-name="T14">Thorough</text:span><text:span text:style-name="T63">’; </text:span><text:span text:style-name="T65">jeweils Code-Beispiel</text:span><text:span text:style-name="T63">, Analyse und Begründung, was professionell/nicht professionell ist</text:span>]</text:p>
      <text:h text:style-name="P21" text:outline-level="3">ATRIP: P<text:span text:style-name="T63">rofessional</text:span></text:h>
      <text:p text:style-name="P67">[<text:span text:style-name="T63">jeweils </text:span><text:span text:style-name="T64">1</text:span><text:span text:style-name="T63"> posit</text:span><text:span text:style-name="T14">i</text:span><text:span text:style-name="T63">v</text:span><text:span text:style-name="T14">es</text:span><text:span text:style-name="T63"> und negative</text:span><text:span text:style-name="T14">s</text:span><text:span text:style-name="T63"> Beispiel zu ‘Professional’; </text:span><text:span text:style-name="T65">jeweils Code-Beispiel</text:span><text:span text:style-name="T63">, Analyse und Begründung, was professionell/nicht professionell ist</text:span>]</text:p>
      <text:h text:style-name="P25" text:outline-level="3">Code Coverage</text:h>
      <text:p text:style-name="P68"><text:span text:style-name="T14">[Code Coverage </text:span><text:span text:style-name="T66">im Projekt </text:span><text:span text:style-name="T14">analysieren und begründen]</text:span></text:p>
      <text:h text:style-name="P21" text:outline-level="3">Fake<text:span text:style-name="T67">s</text:span> und Mocks</text:h>
      <text:p text:style-name="P69">[Analyse und Begründung des Einsatzes von 2 <text:span text:style-name="T68">Fake/Mock-Objekten; zusätzlich jeweils UML Diagramm der Klasse</text:span>]</text:p>
      <text:p text:style-name="P70"/>
      <text:h text:style-name="P27" text:outline-level="1">Kapitel 6: <text:span text:style-name="T69">Domain Driven Design</text:span></text:h>
      <text:h text:style-name="P21" text:outline-level="3">Ubiquitous Language</text:h>
      <table:table table:name="Table1" table:style-name="Table1">
        <table:table-column table:style-name="Table1.A"/>
        <table:table-column table:style-name="Table1.B"/>
        <table:table-column table:style-name="Table1.C"/>
        <table:table-row>
          <table:table-cell table:style-name="Table1.A1" office:value-type="string">
            <text:p text:style-name="P71">Bezeichung</text:p>
          </table:table-cell>
          <table:table-cell table:style-name="Table1.A1" office:value-type="string">
            <text:p text:style-name="P71">Bedeutung</text:p>
          </table:table-cell>
          <table:table-cell table:style-name="Table1.A1" office:value-type="string">
            <text:p text:style-name="P71">Begründung</text:p>
          </table:table-cell>
        </table:table-row>
        <table:table-row>
          <table:table-cell table:style-name="Table1.A1" office:value-type="string">
            <text:p text:style-name="P72">Wörter</text:p>
            <text:p text:style-name="P61"/>
          </table:table-cell>
          <table:table-cell table:style-name="Table1.A1" office:value-type="string">
            <text:p text:style-name="P73">Zeichenkette, abgetrennt durch Trennzeichen – wobei Trennzeichen nicht als Teil des Wortes betrachtet werden</text:p>
          </table:table-cell>
          <table:table-cell table:style-name="Table1.A1" office:value-type="string">
            <text:p text:style-name="P74">Um Statistiken über die Wortanzahl bzw. Geschwindigkeit beim Tippen von Wörtern aufzustellen.</text:p>
          </table:table-cell>
        </table:table-row>
        <table:table-row>
          <table:table-cell table:style-name="Table1.A1" office:value-type="string">
            <text:p text:style-name="P75">Trennzeichen</text:p>
          </table:table-cell>
          <table:table-cell table:style-name="Table1.A1" office:value-type="string">
            <text:p text:style-name="P76">Zeichen, das die Grenze von Wörtern markiert</text:p>
          </table:table-cell>
          <table:table-cell table:style-name="Table1.A1" office:value-type="string">
            <text:p text:style-name="P74">Um Wörter aus einem Text zu extrahieren und so die Statistiken über Wörter aufzustellen.</text:p>
          </table:table-cell>
        </table:table-row>
        <table:table-row>
          <table:table-cell table:style-name="Table1.A1" office:value-type="string">
            <text:p text:style-name="P72">Text</text:p>
          </table:table-cell>
          <table:table-cell table:style-name="Table1.A1" office:value-type="string">
            <text:p text:style-name="P72">eine Folge von Zeichen</text:p>
            <text:p text:style-name="P61"/>
          </table:table-cell>
          <table:table-cell table:style-name="Table1.A1" office:value-type="string">
            <text:p text:style-name="P74">Während einer Übung müssen mehrere Zeichen getippt werden. So werden diese Zusammengefasst und abstrahiert</text:p>
          </table:table-cell>
        </table:table-row>
        <table:table-row>
          <table:table-cell table:style-name="Table1.A1" office:value-type="string">
            <text:p text:style-name="P72">Zeichen</text:p>
            <text:p text:style-name="P61"/>
          </table:table-cell>
          <table:table-cell table:style-name="Table1.A1" office:value-type="string">
            <text:p text:style-name="P72">ein UTF-8-codiertes Zeichen</text:p>
          </table:table-cell>
          <table:table-cell table:style-name="Table1.A1" office:value-type="string">
            <text:p text:style-name="P74">Die Übungen werden Zeichenweise korrigiert. Somit ist ein solches Zeichen elementar für die Domäne. </text:p>
          </table:table-cell>
        </table:table-row>
      </table:table>
      <text:p text:style-name="P77"/>
      <text:h text:style-name="P78" text:outline-level="3">Entities</text:h>
      <text:p text:style-name="P79">[UML, Beschreibung und Begründung des Einsatzes eine<text:span text:style-name="T70">r Entity</text:span>; falls kein<text:span text:style-name="T70">e Entity</text:span> vorhanden: ausführliche Begründung, warum es keines geben kann/<text:span text:style-name="T70">hier nicht sinnvoll ist</text:span>]</text:p>
      <text:h text:style-name="P78" text:outline-level="3">Value Objects</text:h>
      <text:p text:style-name="P80">Klasse: KeyStrokeCount</text:p>
      <text:p text:style-name="P80"><text:soft-page-break/>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79">[UML<text:span text:style-name="T27">]</text:span></text:p>
      <text:h text:style-name="P81" text:outline-level="3">Repositories</text:h>
      <text:p text:style-name="P82">[UML, Beschreibung und Begründung des Einsatzes eines Repositories; falls kein Repository vorhanden: ausführliche Begründung, warum es keines geben kann/<text:span text:style-name="T70">hier nicht sinnvoll ist</text:span>]</text:p>
      <text:h text:style-name="P21" text:outline-level="3">Aggregates</text:h>
      <text:p text:style-name="P83">[UML, Beschreibung und Begründung des Einsatzes eines <text:span text:style-name="T70">Aggregates</text:span>; falls kein <text:span text:style-name="T70">Aggregate</text:span> vorhanden: ausführliche Begründung, warum es keines geben kann/<text:span text:style-name="T70">hier nicht sinnvoll ist</text:span>]</text:p>
      <text:p text:style-name="P84"/>
      <text:h text:style-name="P27" text:outline-level="1">Kapitel 7: <text:span text:style-name="T70">Refactoring</text:span></text:h>
      <text:h text:style-name="P21" text:outline-level="3">Code Smells</text:h>
      <text:p text:style-name="P85"><text:span text:style-name="T71">[jeweils </text:span><text:span text:style-name="T72">1 Code-Beispiel zu 2 Code Smells aus der Vorlesung; jeweils Code-</text:span><text:span text:style-name="T73">Beispiel</text:span><text:span text:style-name="T72"> und einen möglichen Lösungsweg </text:span><text:span text:style-name="T74">bzw. den genommen Lösungsweg beschreiben</text:span><text:span text:style-name="T72"> (inkl.</text:span><text:span text:style-name="T75"> </text:span><text:span text:style-name="T72">(Pseudo-)Code)]</text:span></text:p>
      <text:h text:style-name="P86" text:outline-level="3"><text:span text:style-name="T76">2 </text:span><text:span text:style-name="T75">R</text:span>efactorings</text:h>
      <text:p text:style-name="P87">[2 unterschiedliche Refactorings aus der Vorlesung anwenden, begründen, sowie UML vorher/nachher liefern; <text:span text:style-name="T77">jeweils auf die Commits verweisen</text:span>]</text:p>
      <text:p text:style-name="P88"/>
      <text:h text:style-name="P27" text:outline-level="1">Kapitel 8: Entwurfsmuster</text:h>
      <text:p text:style-name="P89"><text:span text:style-name="T71">[2 unterschiedliche Entwurfsmuster aus der Vorlesung (oder nach Absprache auch andere) </text:span><text:span text:style-name="T78">jeweils </text:span><text:span text:style-name="T79">sinnvoll </text:span><text:span text:style-name="T71">einsetzen, begründen </text:span><text:span text:style-name="T80">und UML-</text:span><text:span text:style-name="T78">Diagramm</text:span><text:span text:style-name="T81">]</text:span></text:p>
      <text:h text:style-name="P21" text:outline-level="3">Entwurfsmuster: <text:span text:style-name="T82">[Name]</text:span></text:h>
      <text:h text:style-name="P21" text:outline-level="3">Entwurfsmuster: <text:span text:style-name="T82">[Name]</text:span></text:h>
      <text:p text:style-name="P90"><text:s/></text:p>
      <text:p text:style-name="P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7-07T10:33:49.249286697</meta:creation-date>
    <dc:date>2026-03-07T16:34:11.658724677</dc:date>
    <meta:editing-duration>PT7H40M17S</meta:editing-duration>
    <meta:editing-cycles>150</meta:editing-cycles>
    <meta:generator>LibreOffice/25.2.6.2$Linux_X86_64 LibreOffice_project/520$Build-2</meta:generator>
    <meta:document-statistic meta:table-count="2" meta:image-count="0" meta:object-count="0" meta:page-count="8" meta:paragraph-count="149" meta:word-count="1464" meta:character-count="11383" meta:non-whitespace-character-count="10064"/>
  </office:meta>
</office:document-meta>
</file>